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c8c9b6"/>
    </style:style>
    <style:style style:name="gr2" style:family="graphic" style:parent-style-name="standard">
      <style:graphic-properties draw:stroke="none" svg:stroke-width="0.002cm" draw:fill-color="#4e503e"/>
    </style:style>
    <style:style style:name="gr3" style:family="graphic" style:parent-style-name="standard">
      <style:graphic-properties draw:stroke="none" svg:stroke-width="0.002cm" draw:fill-color="#7b7c5c"/>
    </style:style>
    <style:style style:name="gr4" style:family="graphic" style:parent-style-name="standard">
      <style:graphic-properties draw:stroke="none" svg:stroke-width="0.002cm" draw:fill-color="#b6b79e"/>
    </style:style>
    <style:style style:name="gr5" style:family="graphic" style:parent-style-name="standard">
      <style:graphic-properties draw:stroke="none" svg:stroke-width="0.002cm" draw:fill-color="#1f1a17"/>
    </style:style>
    <style:style style:name="gr6" style:family="graphic" style:parent-style-name="standard">
      <style:graphic-properties draw:stroke="none" svg:stroke-width="0.002cm" draw:fill-color="#ffffff"/>
    </style:style>
  </office:automatic-styles>
  <office:body>
    <office:drawing>
      <draw:page draw:name="page1" draw:style-name="dp1" draw:master-page-name="Default">
        <draw:g>
          <draw:glue-point draw:id="4" svg:x="-0.956cm" svg:y="-5cm"/>
          <draw:glue-point draw:id="5" svg:x="-0.46cm" svg:y="-5cm"/>
          <draw:glue-point draw:id="6" svg:x="0.373cm" svg:y="5cm"/>
          <draw:glue-point draw:id="7" svg:x="3.165cm" svg:y="5cm"/>
          <draw:glue-point draw:id="8" svg:x="1.769cm" svg:y="5cm"/>
          <draw:glue-point draw:id="9" svg:x="-5cm" svg:y="-0.283cm"/>
          <draw:glue-point draw:id="10" svg:x="-5cm" svg:y="1.315cm"/>
          <draw:glue-point draw:id="11" svg:x="5cm" svg:y="-3.884cm"/>
          <draw:glue-point draw:id="12" svg:x="5cm" svg:y="2.27cm"/>
          <draw:glue-point draw:id="13" svg:x="5cm" svg:y="-0.808cm"/>
          <draw:glue-point draw:id="14" svg:x="0.889cm" svg:y="0.361cm"/>
          <draw:polygon draw:style-name="gr1" draw:layer="layout" svg:width="4.178cm" svg:height="1.402cm" svg:x="0.399cm" svg:y="0.232cm" svg:viewBox="0 0 4179 1403" draw:points="4029,1361 4028,1364 4028,1369 4026,1373 4026,1377 4024,1381 4021,1384 4019,1387 4017,1390 4013,1392 4010,1395 4007,1397 4003,1399 4000,1400 3995,1401 3992,1402 3987,1403 41,1403 37,1402 33,1401 29,1400 25,1399 21,1397 18,1395 15,1392 12,1390 9,1387 7,1384 5,1381 3,1377 1,1373 0,1369 0,1364 0,1361 219,41 219,37 220,33 220,29 222,25 223,22 226,18 229,15 230,12 234,9 237,6 240,5 244,3 248,1 252,1 256,0 261,0 4137,0 4141,0 4145,1 4149,1 4153,3 4157,5 4160,6 4163,9 4166,12 4169,15 4171,18 4174,22 4175,25 4176,29 4177,33 4178,37 4179,41">
            <text:p/>
          </draw:polygon>
          <draw:polygon draw:style-name="gr2" draw:layer="layout" svg:width="0.055cm" svg:height="0.054cm" svg:x="4.385cm" svg:y="1.592cm" svg:viewBox="0 0 56 55" draw:points="0,55 4,55 11,54 16,52 21,50 26,48 31,45 35,42 39,38 42,35 46,30 48,25 51,21 52,16 54,10 55,5 56,0 29,0 29,2 29,5 28,8 26,11 26,13 24,16 22,18 21,19 18,22 16,23 14,25 11,26 8,27 5,28 3,29 0,29">
            <text:p/>
          </draw:polygon>
          <draw:polygon draw:style-name="gr2" draw:layer="layout" svg:width="3.944cm" svg:height="0.025cm" svg:x="0.441cm" svg:y="1.62cm" svg:viewBox="0 0 3945 26" draw:points="0,0 0,26 3945,26 3945,0 0,0 0,26">
            <text:p/>
          </draw:polygon>
          <draw:polygon draw:style-name="gr2" draw:layer="layout" svg:width="0.055cm" svg:height="0.056cm" svg:x="0.386cm" svg:y="1.59cm" svg:viewBox="0 0 56 57" draw:points="0,0 0,2 0,7 1,12 2,18 4,23 7,28 9,32 12,37 16,40 20,44 24,47 29,50 34,52 39,54 44,56 50,57 56,57 56,31 52,31 50,30 47,29 44,28 42,27 39,26 37,24 35,22 32,20 31,18 30,15 28,13 27,10 26,8 26,4 25,2 25,3 0,0 0,1 0,2">
            <text:p/>
          </draw:polygon>
          <draw:polygon draw:style-name="gr2" draw:layer="layout" svg:width="0.245cm" svg:height="1.322cm" svg:x="0.386cm" svg:y="0.272cm" svg:viewBox="0 0 246 1323" draw:points="246,2 219,0 0,1319 25,1323 245,3 246,2 245,3 246,3">
            <text:p/>
          </draw:polygon>
          <draw:polygon draw:style-name="gr2" draw:layer="layout" svg:width="0.055cm" svg:height="0.054cm" svg:x="0.605cm" svg:y="0.219cm" svg:viewBox="0 0 56 55" draw:points="56,0 50,0 45,1 39,1 34,3 29,6 24,9 20,12 16,16 12,19 9,24 7,28 4,32 3,38 1,43 1,49 0,55 26,55 26,52 26,49 28,46 29,43 29,41 31,38 32,36 35,34 37,32 39,30 42,29 43,27 47,26 50,26 52,25 56,25">
            <text:p/>
          </draw:polygon>
          <draw:polygon draw:style-name="gr2" draw:layer="layout" svg:width="3.875cm" svg:height="0.025cm" svg:x="0.66cm" svg:y="0.219cm" svg:viewBox="0 0 3876 26" draw:points="3876,26 3876,0 0,0 0,26 3876,26 3876,0">
            <text:p/>
          </draw:polygon>
          <draw:polygon draw:style-name="gr2" draw:layer="layout" svg:width="0.054cm" svg:height="0.055cm" svg:x="4.535cm" svg:y="0.219cm" svg:viewBox="0 0 55 56" draw:points="55,56 55,54 55,49 54,43 52,38 51,32 48,28 45,24 42,19 38,16 34,12 30,9 26,6 21,3 16,1 11,1 4,0 0,0 0,25 3,25 5,26 9,26 11,27 13,29 16,30 18,32 20,34 21,35 23,38 26,41 26,43 28,46 28,49 28,52 28,54 28,53 55,56 55,54">
            <text:p/>
          </draw:polygon>
          <draw:polygon draw:style-name="gr2" draw:layer="layout" svg:width="0.176cm" svg:height="1.32cm" svg:x="4.414cm" svg:y="0.273cm" svg:viewBox="0 0 177 1321" draw:points="0,1320 25,1321 177,2 151,0 0,1317 0,1320 0,1317 0,1318">
            <text:p/>
          </draw:polygon>
          <draw:polygon draw:style-name="gr3" draw:layer="layout" svg:width="0.634cm" svg:height="1.402cm" svg:x="4.331cm" svg:y="0.232cm" svg:viewBox="0 0 635 1403" draw:points="635,1173 633,1177 633,1181 632,1185 630,1189 629,1192 627,1196 624,1199 621,1202 619,1205 615,1207 612,1209 609,1211 604,1212 600,1213 596,1214 592,1214 41,1403 37,1402 32,1401 29,1400 25,1399 21,1397 18,1395 15,1392 12,1390 9,1387 7,1384 5,1381 3,1377 1,1373 1,1369 0,1364 0,1361 149,41 149,37 150,33 151,29 153,25 155,22 157,18 159,15 161,12 165,9 168,6 171,5 175,3 179,1 183,1 187,0 192,0 592,0 596,0 600,1 604,1 608,3 612,5 615,6 618,9 621,12 624,15 626,18 629,22 630,25 631,29 632,33 633,37 633,41">
            <text:p/>
          </draw:polygon>
          <draw:polygon draw:style-name="gr2" draw:layer="layout" svg:width="0.059cm" svg:height="0.055cm" svg:x="4.918cm" svg:y="1.404cm" svg:viewBox="0 0 60 56" draw:points="8,54 3,56 10,55 15,54 20,52 25,51 30,49 34,46 39,43 43,38 47,35 50,30 53,26 55,21 57,16 58,11 60,5 60,0 33,0 33,3 33,5 32,9 31,11 30,14 28,16 27,18 25,21 23,22 20,23 17,26 16,26 12,28 10,28 7,29 3,29 0,29 3,29 2,29 0,29">
            <text:p/>
          </draw:polygon>
          <draw:polygon draw:style-name="gr2" draw:layer="layout" svg:width="0.558cm" svg:height="0.213cm" svg:x="4.368cm" svg:y="1.433cm" svg:viewBox="0 0 559 214" draw:points="4,214 8,213 559,24 550,0 0,189 4,214 6,214 8,213">
            <text:p/>
          </draw:polygon>
          <draw:polygon draw:style-name="gr2" draw:layer="layout" svg:width="0.055cm" svg:height="0.056cm" svg:x="4.317cm" svg:y="1.59cm" svg:viewBox="0 0 56 57" draw:points="0,0 0,2 0,7 1,12 2,18 4,23 6,28 10,32 12,37 16,40 20,44 24,47 29,50 34,52 39,54 44,56 50,57 56,57 56,31 52,31 50,30 46,29 44,28 41,27 39,26 37,24 34,22 33,20 31,18 29,15 28,13 27,10 26,8 26,4 26,2 26,3 0,0 0,1 0,2">
            <text:p/>
          </draw:polygon>
          <draw:polygon draw:style-name="gr2" draw:layer="layout" svg:width="0.176cm" svg:height="1.32cm" svg:x="4.317cm" svg:y="0.273cm" svg:viewBox="0 0 177 1321" draw:points="177,1 151,0 0,1317 25,1321 177,2 177,1 177,2">
            <text:p/>
          </draw:polygon>
          <draw:polygon draw:style-name="gr2" draw:layer="layout" svg:width="0.055cm" svg:height="0.054cm" svg:x="4.467cm" svg:y="0.219cm" svg:viewBox="0 0 56 55" draw:points="56,0 50,0 44,1 39,1 34,3 29,6 24,9 20,12 16,16 12,19 10,24 6,28 4,32 2,38 1,43 0,49 0,55 26,55 26,52 26,49 27,46 28,43 29,41 30,38 33,36 34,34 37,32 39,30 41,29 43,27 46,26 50,26 52,25 56,25">
            <text:p/>
          </draw:polygon>
          <draw:polygon draw:style-name="gr2" draw:layer="layout" svg:width="0.399cm" svg:height="0.025cm" svg:x="4.522cm" svg:y="0.219cm" svg:viewBox="0 0 400 26" draw:points="400,26 400,0 0,0 0,26 400,26 400,0">
            <text:p/>
          </draw:polygon>
          <draw:polygon draw:style-name="gr2" draw:layer="layout" svg:width="0.055cm" svg:height="0.054cm" svg:x="4.921cm" svg:y="0.219cm" svg:viewBox="0 0 56 55" draw:points="56,55 56,49 54,43 53,38 51,32 48,28 46,24 42,19 39,16 35,12 30,9 26,6 21,3 16,1 11,1 5,0 0,0 0,25 2,25 5,26 8,26 11,27 13,29 16,30 19,32 20,34 22,35 24,38 25,41 27,43 28,46 28,49 29,52 29,55">
            <text:p/>
          </draw:polygon>
          <draw:polygon draw:style-name="gr2" draw:layer="layout" svg:width="0.026cm" svg:height="1.13cm" svg:x="4.95cm" svg:y="0.274cm" svg:viewBox="0 0 27 1131" draw:points="0,1131 27,1131 26,0 0,0 0,1131 27,1131">
            <text:p/>
          </draw:polygon>
          <draw:polygon draw:style-name="gr1" draw:layer="layout" svg:width="1.668cm" svg:height="0.454cm" svg:x="2.688cm" svg:y="1.363cm" svg:viewBox="0 0 1669 455" draw:points="1359,455 0,455 369,0 1669,0">
            <text:p/>
          </draw:polygon>
          <draw:polygon draw:style-name="gr2" draw:layer="layout" svg:width="1.384cm" svg:height="0.026cm" svg:x="2.662cm" svg:y="1.804cm" svg:viewBox="0 0 1385 27" draw:points="16,4 26,27 1385,27 1385,0 26,0 16,4 0,27 26,27">
            <text:p/>
          </draw:polygon>
          <draw:polygon draw:style-name="gr2" draw:layer="layout" svg:width="0.389cm" svg:height="0.475cm" svg:x="2.678cm" svg:y="1.35cm" svg:viewBox="0 0 390 476" draw:points="379,0 369,5 0,459 19,476 390,20 379,0 373,0 369,5">
            <text:p/>
          </draw:polygon>
          <draw:polygon draw:style-name="gr2" draw:layer="layout" svg:width="1.323cm" svg:height="0.026cm" svg:x="3.057cm" svg:y="1.35cm" svg:viewBox="0 0 1324 27" draw:points="1310,21 1299,0 0,0 0,27 1299,27 1310,21 1324,0 1299,0">
            <text:p/>
          </draw:polygon>
          <draw:polygon draw:style-name="gr2" draw:layer="layout" svg:width="0.331cm" svg:height="0.474cm" svg:x="4.035cm" svg:y="1.356cm" svg:viewBox="0 0 332 475" draw:points="11,475 21,469 332,14 310,0 0,454 11,475 17,475 21,469">
            <text:p/>
          </draw:polygon>
          <draw:polygon draw:style-name="gr4" draw:layer="layout" svg:width="1.358cm" svg:height="0.154cm" svg:x="2.688cm" svg:y="1.823cm" svg:viewBox="0 0 1359 155" draw:points="1359,155 0,155 15,0 1359,0">
            <text:p/>
          </draw:polygon>
          <draw:polygon draw:style-name="gr2" draw:layer="layout" svg:width="1.372cm" svg:height="0.025cm" svg:x="2.674cm" svg:y="1.964cm" svg:viewBox="0 0 1373 26" draw:points="1,11 13,26 1373,26 1373,0 13,0 1,11 0,26 13,26">
            <text:p/>
          </draw:polygon>
          <draw:polygon draw:style-name="gr2" draw:layer="layout" svg:width="0.041cm" svg:height="0.167cm" svg:x="2.675cm" svg:y="1.811cm" svg:viewBox="0 0 42 168" draw:points="28,0 16,10 0,165 26,168 42,13 28,0 17,0 16,10">
            <text:p/>
          </draw:polygon>
          <draw:polygon draw:style-name="gr2" draw:layer="layout" svg:width="1.355cm" svg:height="0.025cm" svg:x="2.703cm" svg:y="1.811cm" svg:viewBox="0 0 1356 26" draw:points="1356,12 1343,0 0,0 0,26 1343,26 1356,12 1356,0 1343,0">
            <text:p/>
          </draw:polygon>
          <draw:polygon draw:style-name="gr2" draw:layer="layout" svg:width="0.026cm" svg:height="0.167cm" svg:x="4.033cm" svg:y="1.823cm" svg:viewBox="0 0 27 168" draw:points="14,168 27,155 27,0 0,0 0,155 14,168 27,168 27,155">
            <text:p/>
          </draw:polygon>
          <draw:polygon draw:style-name="gr3" draw:layer="layout" svg:width="0.309cm" svg:height="0.628cm" svg:x="4.051cm" svg:y="1.34cm" svg:viewBox="0 0 310 629" draw:points="310,0 310,288 0,629 0,475">
            <text:p/>
          </draw:polygon>
          <draw:polygon draw:style-name="gr2" draw:layer="layout" svg:width="0.026cm" svg:height="0.297cm" svg:x="4.347cm" svg:y="1.34cm" svg:viewBox="0 0 27 298" draw:points="23,298 27,289 27,0 0,0 0,289 23,298 27,294 27,289">
            <text:p/>
          </draw:polygon>
          <draw:polygon draw:style-name="gr2" draw:layer="layout" svg:width="0.333cm" svg:height="0.381cm" svg:x="4.038cm" svg:y="1.619cm" svg:viewBox="0 0 334 382" draw:points="0,349 22,357 334,17 314,0 3,340 0,349 0,382 22,357">
            <text:p/>
          </draw:polygon>
          <draw:polygon draw:style-name="gr2" draw:layer="layout" svg:width="0.026cm" svg:height="0.161cm" svg:x="4.038cm" svg:y="1.806cm" svg:viewBox="0 0 27 162" draw:points="2,0 0,7 0,162 27,162 27,7 2,0 0,3 0,7">
            <text:p/>
          </draw:polygon>
          <draw:polygon draw:style-name="gr2" draw:layer="layout" svg:width="0.333cm" svg:height="0.523cm" svg:x="4.04cm" svg:y="1.297cm" svg:viewBox="0 0 334 524" draw:points="334,42 310,35 0,510 20,524 332,49 334,42 334,0 310,35">
            <text:p/>
          </draw:polygon>
          <draw:polygon draw:style-name="gr2" draw:layer="layout" svg:width="0.228cm" svg:height="1.406cm" svg:x="1.573cm" svg:y="0.233cm" svg:viewBox="0 0 229 1407" draw:points="25,1407 229,4 203,0 0,1403">
            <text:p/>
          </draw:polygon>
          <draw:polygon draw:style-name="gr2" draw:layer="layout" svg:width="0.166cm" svg:height="1.138cm" svg:x="3.044cm" svg:y="0.233cm" svg:viewBox="0 0 167 1139" draw:points="25,1139 167,2 141,0 0,1136">
            <text:p/>
          </draw:polygon>
          <draw:polygon draw:style-name="gr5" draw:layer="layout" svg:width="0.322cm" svg:height="0.321cm" svg:x="4.046cm" svg:y="0.569cm" svg:viewBox="0 0 323 322" draw:points="323,160 322,169 321,176 320,186 319,194 317,201 314,208 312,216 309,223 306,231 303,238 299,244 295,251 290,257 285,263 280,269 275,275 269,280 263,285 257,290 250,294 244,298 237,303 230,306 224,309 216,312 209,314 201,316 193,318 185,320 177,320 168,322 160,322 153,322 143,320 136,320 128,318 120,316 112,314 104,312 98,309 91,306 84,303 77,298 70,294 64,290 58,285 52,280 46,275 41,269 36,263 31,257 26,251 23,244 18,238 14,231 12,223 9,216 7,208 5,201 2,194 1,186 0,176 0,169 0,160 0,152 0,144 1,135 2,129 5,120 7,112 9,105 12,98 14,91 18,83 23,77 26,70 31,64 36,58 41,52 46,46 52,41 58,36 64,32 70,26 77,23 84,19 91,16 98,12 104,9 112,7 120,5 128,2 136,1 143,1 153,0 160,0 168,0 177,1 185,1 193,2 201,5 209,7 216,9 224,12 230,16 237,19 244,23 250,26 257,32 263,36 269,41 275,46 280,52 285,58 290,64 295,70 299,77 303,83 306,91 309,98 312,105 314,112 317,120 319,129 320,135 321,144 322,152">
            <text:p/>
          </draw:polygon>
          <draw:polygon draw:style-name="gr2" draw:layer="layout" svg:width="0.174cm" svg:height="0.174cm" svg:x="4.206cm" svg:y="0.729cm" svg:viewBox="0 0 175 175" draw:points="0,175 8,174 17,174 26,172 35,171 44,169 52,167 60,163 68,160 76,157 83,153 90,149 98,144 104,140 111,134 117,129 123,123 129,117 135,111 140,104 145,97 150,90 153,84 158,75 161,68 165,60 167,52 169,44 171,35 172,26 174,17 175,9 175,0 149,0 149,8 148,15 148,22 146,30 144,37 142,44 139,51 137,58 134,64 131,71 127,77 123,83 119,89 115,94 110,99 105,105 100,110 94,115 89,119 83,123 77,128 71,131 64,134 58,137 51,140 44,142 37,144 30,146 23,146 15,148 8,148 0,148">
            <text:p/>
          </draw:polygon>
          <draw:polygon draw:style-name="gr2" draw:layer="layout" svg:width="0.174cm" svg:height="0.174cm" svg:x="4.033cm" svg:y="0.729cm" svg:viewBox="0 0 175 175" draw:points="0,0 0,9 0,17 2,26 3,35 5,44 8,52 10,60 14,68 17,75 21,84 25,90 30,97 34,104 39,111 45,117 51,123 57,129 64,134 70,140 77,144 83,149 92,153 99,157 107,160 114,163 122,167 131,169 139,171 148,172 157,174 166,174 175,175 175,148 167,148 160,148 152,146 144,146 137,144 131,142 123,140 117,137 110,134 104,131 98,128 92,123 86,119 80,115 75,110 70,105 65,99 60,94 56,89 51,83 48,77 44,71 40,64 37,58 35,51 32,44 31,37 28,30 27,22 27,15 26,8 25,0">
            <text:p/>
          </draw:polygon>
          <draw:polygon draw:style-name="gr2" draw:layer="layout" svg:width="0.174cm" svg:height="0.173cm" svg:x="4.033cm" svg:y="0.556cm" svg:viewBox="0 0 175 174" draw:points="175,0 166,0 157,1 148,2 139,3 131,5 122,7 114,10 107,13 99,17 92,20 83,25 77,30 70,34 64,39 57,45 51,51 45,56 39,63 34,70 30,76 25,83 21,91 17,98 14,106 10,114 8,122 5,130 3,139 2,148 0,156 0,165 0,174 25,174 26,167 27,159 27,151 28,144 31,136 32,130 35,123 37,116 40,109 44,102 48,97 51,91 56,85 60,79 65,74 70,69 75,64 80,59 86,55 92,51 98,47 104,43 110,39 117,37 123,34 131,32 137,30 144,29 152,27 160,26 168,26 175,25">
            <text:p/>
          </draw:polygon>
          <draw:polygon draw:style-name="gr2" draw:layer="layout" svg:width="0.174cm" svg:height="0.173cm" svg:x="4.206cm" svg:y="0.556cm" svg:viewBox="0 0 175 174" draw:points="175,174 175,165 174,156 172,148 171,139 169,130 167,122 165,114 161,106 158,98 153,91 150,83 145,76 140,70 135,63 129,56 123,51 117,45 111,39 104,34 98,30 90,25 83,20 76,17 68,13 60,10 52,7 44,5 35,3 26,2 17,1 8,0 0,0 0,25 8,26 15,26 23,27 30,29 37,30 44,32 51,34 58,37 64,39 71,43 77,47 83,51 89,55 94,59 100,64 105,69 110,74 115,79 119,85 123,91 127,97 131,102 134,109 137,116 139,122 142,130 144,136 146,144 148,151 148,159 149,167 149,174">
            <text:p/>
          </draw:polygon>
          <draw:polygon draw:style-name="gr5" draw:layer="layout" svg:width="0.398cm" svg:height="0.268cm" svg:x="3.046cm" svg:y="1.436cm" svg:viewBox="0 0 399 269" draw:points="387,145 383,152 379,159 374,165 369,172 364,178 358,185 352,190 346,196 339,202 332,208 324,213 317,218 309,223 301,228 293,233 284,237 275,241 267,244 257,248 249,252 239,255 229,257 220,260 211,262 200,264 191,266 181,266 172,268 161,269 152,269 142,269 132,269 122,268 113,266 104,265 95,263 87,261 79,259 71,256 65,254 57,250 51,248 44,244 38,239 33,236 28,231 23,226 18,222 15,217 12,211 8,207 6,201 4,195 2,189 1,183 0,176 0,170 0,164 0,157 2,151 3,144 5,137 8,130 11,124 15,116 19,110 24,103 29,97 34,90 40,84 46,79 52,73 59,66 66,61 73,56 81,51 89,46 97,40 105,36 114,32 122,28 132,24 141,20 150,17 159,14 169,11 178,9 189,7 197,5 207,3 217,2 227,1 237,0 246,0 257,0 266,0 275,1 285,2 294,3 302,5 311,7 319,10 327,12 334,15 341,18 348,22 353,25 360,29 365,33 371,38 375,42 379,47 383,52 387,57 390,62 392,68 394,74 396,80 397,86 399,92 399,98 399,105 397,111 396,118 395,124 392,131 390,138">
            <text:p/>
          </draw:polygon>
          <draw:polygon draw:style-name="gr5" draw:layer="layout" svg:width="0.579cm" svg:height="0.782cm" svg:x="1.798cm" svg:y="0.49cm" svg:viewBox="0 0 580 783" draw:points="508,603 505,617 503,629 499,642 495,652 490,663 485,674 480,683 474,693 468,701 460,709 453,717 445,723 438,730 429,737 419,742 411,748 401,752 391,756 381,761 371,764 360,767 349,770 337,773 326,775 315,777 302,778 290,780 278,780 266,782 253,782 240,783 227,783 213,783 201,783 188,782 176,781 164,780 152,779 140,778 130,775 118,774 108,772 98,769 88,765 79,762 70,758 62,754 53,749 46,744 39,738 32,732 26,726 21,719 16,712 12,704 8,695 5,686 3,677 1,667 0,656 0,644 0,632 1,620 2,607 71,180 74,165 77,153 80,141 84,130 88,119 93,109 99,99 105,90 112,81 118,74 126,66 134,59 142,52 150,46 159,40 168,36 178,30 187,26 198,22 208,18 219,16 230,13 242,10 253,8 265,6 277,4 289,3 301,2 314,1 326,0 339,0 353,0 365,0 378,0 391,1 403,1 416,3 427,3 438,5 449,7 460,9 471,12 481,15 491,17 500,21 509,24 517,29 525,34 533,38 540,44 547,50 552,57 558,63 563,72 567,80 571,87 574,97 576,106 578,117 580,127 580,139 580,151 579,163 576,177">
            <text:p/>
          </draw:polygon>
          <draw:polygon draw:style-name="gr2" draw:layer="layout" svg:width="0.293cm" svg:height="0.194cm" svg:x="2.025cm" svg:y="1.091cm" svg:viewBox="0 0 294 195" draw:points="0,195 13,193 26,193 39,193 51,192 64,191 76,189 89,188 101,187 113,183 125,181 136,178 148,175 158,171 170,166 180,162 190,157 200,151 209,145 218,139 226,132 231,129 235,124 239,120 243,116 247,112 250,107 254,103 258,99 260,93 264,88 267,84 270,78 273,73 275,66 277,61 280,55 282,50 285,43 286,37 288,31 290,24 291,18 293,11 294,4 269,0 267,6 267,12 265,18 264,24 262,30 260,35 258,41 256,46 254,52 252,56 250,61 247,66 244,70 242,75 239,79 236,84 234,87 230,92 228,95 225,99 221,103 217,106 213,109 211,112 203,118 195,124 186,130 178,134 169,139 159,143 150,147 140,150 129,153 119,156 108,159 97,161 85,162 74,164 62,166 49,166 37,167 25,168 12,168 0,168">
            <text:p/>
          </draw:polygon>
          <draw:polygon draw:style-name="gr2" draw:layer="layout" svg:width="0.24cm" svg:height="0.191cm" svg:x="1.785cm" svg:y="1.094cm" svg:viewBox="0 0 241 192" draw:points="2,0 2,6 1,14 0,20 0,27 0,33 0,39 0,46 0,51 0,57 1,63 2,69 2,74 4,79 5,85 7,91 9,96 11,100 13,104 15,109 18,114 20,118 23,122 27,126 30,130 32,134 36,137 40,140 44,144 47,147 52,150 55,152 60,156 69,161 77,165 87,169 97,173 107,177 118,179 129,182 140,184 152,185 164,188 177,189 189,190 201,190 214,190 227,192 241,192 241,165 227,165 215,165 202,165 191,164 178,163 167,162 156,161 145,158 135,156 124,154 115,152 105,149 97,145 88,141 81,138 73,134 70,131 66,129 63,127 61,124 58,122 54,119 52,116 49,113 47,110 44,107 42,104 40,100 37,97 36,93 35,89 33,86 31,82 31,78 29,73 28,69 27,65 27,61 26,55 25,50 25,45 25,39 25,34 25,28 26,22 27,16 27,9 28,3">
            <text:p/>
          </draw:polygon>
          <draw:polygon draw:style-name="gr2" draw:layer="layout" svg:width="0.094cm" svg:height="0.43cm" svg:x="1.788cm" svg:y="0.668cm" svg:viewBox="0 0 95 431" draw:points="95,3 69,0 0,427 25,431 95,3 69,0">
            <text:p/>
          </draw:polygon>
          <draw:polygon draw:style-name="gr2" draw:layer="layout" svg:width="0.294cm" svg:height="0.193cm" svg:x="1.857cm" svg:y="0.478cm" svg:viewBox="0 0 295 194" draw:points="295,0 281,0 268,0 255,0 242,1 229,3 217,4 204,6 193,8 180,10 169,13 157,16 145,18 135,22 124,27 113,32 104,36 94,42 84,48 76,55 67,62 63,65 59,69 54,74 50,77 46,82 43,86 39,90 37,95 33,100 29,105 27,110 24,115 21,121 18,127 16,132 14,138 12,144 9,150 7,156 6,163 3,170 2,176 1,183 0,190 25,194 26,187 28,181 29,175 31,170 32,164 34,158 36,152 37,148 39,142 42,137 44,132 46,128 49,123 51,118 54,114 57,110 60,106 63,103 67,99 69,95 73,91 76,87 80,85 83,81 90,75 99,69 107,64 116,59 124,55 134,51 144,46 154,44 164,41 174,38 185,35 197,33 208,31 219,30 232,28 244,28 257,26 269,26 281,25 295,25">
            <text:p/>
          </draw:polygon>
          <draw:polygon draw:style-name="gr2" draw:layer="layout" svg:width="0.24cm" svg:height="0.191cm" svg:x="2.151cm" svg:y="0.478cm" svg:viewBox="0 0 241 192" draw:points="238,192 238,184 239,178 240,170 240,164 241,158 241,151 241,145 240,139 240,133 239,127 238,122 237,116 235,111 234,105 233,101 231,96 229,90 227,86 224,81 222,77 219,73 216,68 213,65 211,61 207,58 204,54 199,50 195,46 192,44 188,40 185,38 179,35 172,30 162,25 152,22 143,17 133,15 122,12 111,9 99,7 87,5 75,3 64,2 51,1 38,0 25,0 12,0 0,0 0,25 12,25 25,25 37,26 49,27 61,28 73,29 83,30 94,32 104,34 116,36 125,39 134,42 143,45 151,49 159,53 166,58 170,59 173,61 177,64 179,66 182,69 185,72 187,75 191,78 193,80 195,84 197,87 199,90 202,93 204,97 205,102 207,105 208,109 210,113 211,118 212,122 212,126 213,131 214,136 214,141 215,146 215,151 215,157 215,163 214,168 213,174 212,180 212,187">
            <text:p/>
          </draw:polygon>
          <draw:polygon draw:style-name="gr2" draw:layer="layout" svg:width="0.094cm" svg:height="0.431cm" svg:x="2.293cm" svg:y="0.664cm" svg:viewBox="0 0 95 432" draw:points="0,427 24,432 95,4 69,0 0,427 24,432">
            <text:p/>
          </draw:polygon>
          <draw:polygon draw:style-name="gr5" draw:layer="layout" svg:width="0.58cm" svg:height="0.782cm" svg:x="2.361cm" svg:y="0.49cm" svg:viewBox="0 0 581 783" draw:points="508,603 506,617 503,629 499,642 495,652 490,663 486,674 481,683 475,693 468,701 461,709 454,717 446,723 438,730 430,737 420,742 411,748 402,752 392,756 382,761 371,764 360,767 349,770 338,773 327,775 315,777 303,778 291,780 278,780 266,782 253,782 240,783 227,783 214,783 202,783 189,782 176,781 164,780 152,779 141,778 129,775 119,774 108,772 98,769 89,765 79,762 70,758 61,754 54,749 46,744 39,738 32,732 26,726 21,719 16,712 12,704 8,695 5,686 3,677 1,667 0,656 0,644 0,632 1,620 3,607 72,180 74,165 77,153 81,141 84,130 89,119 94,109 99,99 106,90 112,81 119,74 126,66 134,59 142,52 150,46 159,40 168,36 178,30 188,26 198,22 209,18 219,16 230,13 241,10 253,8 265,6 276,4 289,3 302,2 314,1 327,0 340,0 353,0 366,0 378,0 391,1 404,1 415,3 428,3 439,5 450,7 461,9 472,12 482,15 491,17 501,21 510,24 518,29 527,34 533,38 541,44 547,50 554,57 559,63 564,72 568,80 572,87 575,97 577,106 579,117 580,127 581,139 580,151 579,163 577,177">
            <text:p/>
          </draw:polygon>
          <draw:polygon draw:style-name="gr2" draw:layer="layout" svg:width="0.293cm" svg:height="0.194cm" svg:x="2.588cm" svg:y="1.091cm" svg:viewBox="0 0 294 195" draw:points="0,195 13,193 26,193 39,193 51,192 64,191 77,189 89,188 101,187 113,183 125,181 136,178 147,175 158,171 169,166 180,162 189,157 199,151 209,145 219,139 226,132 231,129 235,124 239,120 243,116 246,112 250,107 254,103 257,99 261,93 264,88 267,84 270,78 272,73 275,66 278,61 280,55 282,50 284,43 287,37 288,31 289,24 291,18 292,11 294,4 268,0 267,6 266,12 265,18 263,24 262,30 259,35 258,41 256,46 254,52 251,56 249,61 247,66 244,70 242,75 239,79 236,84 233,87 230,92 227,95 223,99 220,103 217,106 214,109 210,112 202,118 194,124 186,130 177,134 168,139 159,143 149,147 140,150 129,153 119,156 108,159 97,161 85,162 73,164 61,166 50,166 37,167 25,168 13,168 0,168">
            <text:p/>
          </draw:polygon>
          <draw:polygon draw:style-name="gr2" draw:layer="layout" svg:width="0.24cm" svg:height="0.191cm" svg:x="2.349cm" svg:y="1.094cm" svg:viewBox="0 0 241 192" draw:points="2,0 2,6 0,14 0,20 0,27 0,33 0,39 0,46 0,51 0,57 1,63 2,69 2,74 4,79 5,85 7,91 9,96 11,100 13,104 16,109 17,114 21,118 24,122 26,126 29,130 33,134 36,137 39,140 43,144 47,147 51,150 55,152 60,156 68,161 77,165 86,169 97,173 107,177 118,179 129,182 141,184 152,185 164,188 176,189 188,190 202,190 214,190 227,192 241,192 241,165 227,165 215,165 202,165 190,164 179,163 167,162 156,161 145,158 134,156 124,154 115,152 106,149 97,145 88,141 81,138 73,134 69,131 66,129 63,127 60,124 57,122 55,119 52,116 49,113 46,110 44,107 42,104 39,100 38,97 36,93 34,89 33,86 32,82 30,78 29,73 28,69 27,65 26,61 26,55 26,50 25,45 25,39 25,34 25,28 26,22 26,16 27,9 28,3">
            <text:p/>
          </draw:polygon>
          <draw:polygon draw:style-name="gr2" draw:layer="layout" svg:width="0.094cm" svg:height="0.43cm" svg:x="2.352cm" svg:y="0.668cm" svg:viewBox="0 0 95 431" draw:points="95,3 69,0 0,427 25,431 95,3 69,0">
            <text:p/>
          </draw:polygon>
          <draw:polygon draw:style-name="gr2" draw:layer="layout" svg:width="0.293cm" svg:height="0.193cm" svg:x="2.42cm" svg:y="0.478cm" svg:viewBox="0 0 294 194" draw:points="294,0 280,0 267,0 254,0 242,1 229,3 216,4 203,6 191,8 180,10 169,13 157,16 145,18 135,22 124,27 113,32 103,36 93,42 84,48 74,55 66,62 62,65 58,69 54,74 50,77 46,82 42,86 39,90 36,95 32,100 29,105 26,110 23,115 20,121 18,127 15,132 13,138 11,144 9,150 6,156 5,163 4,170 2,176 1,183 0,190 25,194 26,187 27,181 29,175 30,170 31,164 34,158 35,152 37,148 40,142 42,137 44,132 46,128 48,123 51,118 54,114 57,110 59,106 63,103 66,99 69,95 73,91 76,87 79,85 83,81 91,75 98,69 107,64 115,59 125,55 133,51 143,46 153,44 164,41 174,38 186,35 197,33 208,31 219,30 232,28 243,28 255,26 268,26 280,25 294,25">
            <text:p/>
          </draw:polygon>
          <draw:polygon draw:style-name="gr2" draw:layer="layout" svg:width="0.24cm" svg:height="0.191cm" svg:x="2.714cm" svg:y="0.478cm" svg:viewBox="0 0 241 192" draw:points="236,192 238,184 239,178 240,170 241,164 241,158 241,151 241,145 241,139 240,133 239,127 238,122 236,116 236,111 235,105 232,101 231,96 228,90 226,86 224,81 222,77 219,73 216,68 213,65 210,61 207,58 204,54 200,50 196,46 193,44 189,40 184,38 180,35 172,30 162,25 152,22 142,17 133,15 122,12 111,9 99,7 88,5 76,3 64,2 51,1 38,0 26,0 13,0 0,0 0,25 12,25 25,25 37,26 50,27 61,28 72,29 84,30 95,32 106,34 115,36 125,39 134,42 142,45 151,49 159,53 166,58 170,59 174,61 176,64 180,66 182,69 185,72 189,75 191,78 193,80 196,84 197,87 199,90 202,93 204,97 205,102 206,105 208,109 210,113 210,118 212,122 213,126 213,131 214,136 214,141 215,146 215,151 215,157 214,163 214,168 213,174 213,180 212,187">
            <text:p/>
          </draw:polygon>
          <draw:polygon draw:style-name="gr2" draw:layer="layout" svg:width="0.094cm" svg:height="0.431cm" svg:x="2.856cm" svg:y="0.664cm" svg:viewBox="0 0 95 432" draw:points="0,427 26,432 95,4 70,0 0,427 26,432">
            <text:p/>
          </draw:polygon>
          <draw:polygon draw:style-name="gr5" draw:layer="layout" svg:width="0.681cm" svg:height="0.665cm" svg:x="3.237cm" svg:y="0.555cm" svg:viewBox="0 0 682 666" draw:points="622,514 618,524 615,535 610,546 605,555 600,564 593,573 587,581 579,589 571,596 564,603 554,609 545,616 535,621 524,626 514,631 502,636 491,640 479,644 466,646 454,649 441,652 427,655 414,656 399,659 385,660 369,661 355,662 340,664 325,665 309,665 294,666 277,666 261,666 246,666 230,665 215,664 200,663 186,662 172,661 158,660 145,658 132,656 119,654 107,650 97,648 85,644 75,640 65,637 56,633 47,628 39,623 32,617 25,611 19,605 15,598 9,591 6,584 3,575 2,567 0,557 0,548 0,537 2,526 3,515 59,153 62,141 66,131 70,119 75,110 81,101 87,93 94,84 101,76 109,69 117,62 126,56 135,50 146,44 156,39 167,34 178,30 189,26 201,22 214,19 227,16 240,13 254,11 267,9 281,7 296,5 311,3 326,3 340,1 356,1 372,1 387,0 403,0 419,0 435,1 450,1 465,1 480,2 494,3 509,4 522,6 536,8 548,9 561,13 573,15 584,17 595,21 605,25 616,28 624,33 633,38 641,42 648,48 655,54 661,60 666,67 671,74 675,82 678,90 680,99 681,108 682,118 682,128 680,139 678,150">
            <text:p/>
          </draw:polygon>
          <draw:polygon draw:style-name="gr2" draw:layer="layout" svg:width="0.356cm" svg:height="0.168cm" svg:x="3.514cm" svg:y="1.064cm" svg:viewBox="0 0 357 169" draw:points="0,169 16,168 31,168 47,167 62,166 78,165 93,165 108,163 123,161 137,160 151,157 165,155 179,151 192,148 205,145 218,141 229,137 241,133 253,127 263,122 274,116 284,110 293,103 298,100 302,96 307,92 310,88 315,83 319,79 323,75 326,70 330,66 333,61 336,56 339,51 342,46 344,40 347,35 349,29 351,23 353,17 354,12 357,6 331,0 330,5 328,10 327,15 325,21 323,24 321,29 319,34 316,39 314,42 311,46 308,50 306,55 302,58 299,62 296,66 293,70 289,73 286,76 282,79 277,82 270,88 261,93 251,100 241,104 231,108 220,113 209,117 198,121 185,124 173,126 160,130 147,132 134,134 119,136 106,137 91,138 76,140 61,140 46,141 31,142 16,142 0,142">
            <text:p/>
          </draw:polygon>
          <draw:polygon draw:style-name="gr2" draw:layer="layout" svg:width="0.29cm" svg:height="0.166cm" svg:x="3.224cm" svg:y="1.067cm" svg:viewBox="0 0 291 167" draw:points="3,1 4,0 3,5 1,12 0,18 0,23 0,29 0,35 0,40 0,45 0,51 2,56 3,61 4,66 5,71 7,75 10,80 12,85 14,89 16,93 19,97 22,101 26,105 29,108 33,112 37,115 40,118 45,121 49,124 54,127 58,130 62,132 68,134 73,136 84,141 94,144 106,148 117,151 130,154 143,156 156,159 169,160 184,162 198,163 213,164 227,165 243,166 259,166 274,167 291,167 291,140 274,140 259,140 244,140 229,139 214,138 200,137 186,135 172,135 160,133 146,131 135,128 124,126 113,123 102,120 93,116 83,113 79,110 75,108 71,106 67,105 62,102 60,100 56,97 53,95 50,92 47,90 44,87 42,84 40,81 38,78 35,75 33,72 32,69 30,66 29,62 28,59 27,55 26,51 25,48 25,44 24,39 24,35 24,31 25,25 25,20 26,16 27,11 28,5 28,4 28,5 28,5 28,4">
            <text:p/>
          </draw:polygon>
          <draw:polygon draw:style-name="gr2" draw:layer="layout" svg:width="0.081cm" svg:height="0.367cm" svg:x="3.228cm" svg:y="0.704cm" svg:viewBox="0 0 82 368" draw:points="56,0 56,1 0,364 25,368 82,4 56,0 56,0 56,1">
            <text:p/>
          </draw:polygon>
          <draw:polygon draw:style-name="gr2" draw:layer="layout" svg:width="0.356cm" svg:height="0.168cm" svg:x="3.283cm" svg:y="0.543cm" svg:viewBox="0 0 357 169" draw:points="357,0 340,0 324,0 309,0 294,1 278,2 263,3 248,5 232,6 219,9 205,11 191,13 177,16 164,19 151,22 138,26 127,31 115,35 103,40 92,45 82,51 72,58 62,64 58,68 53,72 49,76 46,81 41,84 37,88 33,93 30,97 26,102 23,107 20,112 17,117 14,122 12,127 9,132 7,138 5,144 3,150 2,156 0,162 25,169 26,162 28,157 29,152 30,148 33,143 35,138 37,134 39,130 42,125 45,121 47,117 50,113 53,109 56,105 60,102 63,98 67,95 70,91 74,88 78,85 86,79 95,74 105,68 115,63 125,59 136,55 146,51 158,46 171,44 183,41 196,38 209,36 222,34 236,32 250,30 265,29 279,28 294,27 309,26 325,25 340,25 357,25">
            <text:p/>
          </draw:polygon>
          <draw:polygon draw:style-name="gr2" draw:layer="layout" svg:width="0.291cm" svg:height="0.166cm" svg:x="3.64cm" svg:y="0.543cm" svg:viewBox="0 0 292 167" draw:points="287,165 287,167 288,160 289,154 290,148 291,142 292,136 292,131 292,126 291,120 290,115 289,109 288,104 287,100 286,94 284,90 281,86 279,81 277,77 274,72 271,69 268,65 264,62 261,57 257,54 253,51 249,47 245,44 241,41 236,39 227,34 217,29 206,25 195,21 184,17 172,15 160,12 147,10 133,7 120,6 107,4 92,3 77,1 63,0 47,0 31,0 16,0 0,0 0,25 16,25 31,25 46,25 61,26 76,28 90,28 103,30 118,32 130,33 142,35 155,38 166,40 177,42 188,46 197,49 207,53 215,57 223,62 227,63 231,66 234,68 237,71 240,73 243,76 246,79 248,81 250,85 253,87 255,90 256,93 258,97 260,100 261,103 262,107 263,110 264,115 265,118 265,122 265,127 266,131 265,136 265,140 265,145 264,150 263,155 262,160 262,162 262,160 262,161 262,162">
            <text:p/>
          </draw:polygon>
          <draw:polygon draw:style-name="gr2" draw:layer="layout" svg:width="0.081cm" svg:height="0.367cm" svg:x="3.845cm" svg:y="0.703cm" svg:viewBox="0 0 82 368" draw:points="25,368 25,366 82,3 56,0 0,362 25,368 25,366 25,366">
            <text:p/>
          </draw:polygon>
          <draw:polygon draw:style-name="gr5" draw:layer="layout" svg:width="0.814cm" svg:height="0.128cm" svg:x="0.723cm" svg:y="0.826cm" svg:viewBox="0 0 815 129" draw:points="793,129 0,129 21,0 815,0">
            <text:p/>
          </draw:polygon>
          <draw:polygon draw:style-name="gr5" draw:layer="layout" svg:width="0.814cm" svg:height="0.128cm" svg:x="0.68cm" svg:y="1.018cm" svg:viewBox="0 0 815 129" draw:points="794,129 0,129 21,0 815,0">
            <text:p/>
          </draw:polygon>
          <draw:polygon draw:style-name="gr5" draw:layer="layout" svg:width="0.815cm" svg:height="0.129cm" svg:x="0.637cm" svg:y="1.21cm" svg:viewBox="0 0 816 130" draw:points="794,130 0,130 21,0 816,0">
            <text:p/>
          </draw:polygon>
          <draw:polygon draw:style-name="gr5" draw:layer="layout" svg:width="0.815cm" svg:height="0.129cm" svg:x="0.594cm" svg:y="1.404cm" svg:viewBox="0 0 816 130" draw:points="794,130 0,130 21,0 816,0">
            <text:p/>
          </draw:polygon>
          <draw:polygon draw:style-name="gr5" draw:layer="layout" svg:width="0.58cm" svg:height="0.214cm" svg:x="3.533cm" svg:y="1.489cm" svg:viewBox="0 0 581 215" draw:points="431,215 0,215 150,0 581,0">
            <text:p/>
          </draw:polygon>
          <draw:polygon draw:style-name="gr3" draw:layer="layout" svg:width="0.991cm" svg:height="0.429cm" svg:x="1.153cm" svg:y="0.06cm" svg:viewBox="0 0 992 430" draw:points="992,11 983,10 962,8 947,6 928,4 907,2 884,1 858,0 830,0 815,0 800,0 784,0 768,1 751,2 734,2 717,4 699,5 681,6 663,9 644,11 625,14 605,17 586,20 567,24 547,28 527,33 506,38 486,43 465,49 445,56 424,63 404,70 383,78 362,87 342,96 321,105 300,116 279,126 259,138 239,150 219,163 210,169 199,177 189,184 179,190 170,197 159,206 150,213 141,221 131,229 122,237 113,245 103,254 94,264 85,272 76,281 68,290 58,301 49,310 41,321 32,331 24,341 16,352 8,362 0,374 77,430 85,420 93,411 99,401 107,391 114,383 122,374 131,365 137,356 145,348 154,340 162,331 170,324 178,316 186,309 194,302 203,294 211,288 220,281 228,274 237,268 246,262 255,255 262,249 271,243 290,231 308,221 326,210 344,201 363,192 381,184 399,175 419,167 437,160 456,154 475,148 493,142 511,136 531,131 549,126 568,122 585,119 604,115 622,112 639,109 657,107 674,104 691,103 708,101 724,99 740,99 756,97 772,97 786,97 801,96 815,96 828,96 855,97 879,97 901,99 920,100 937,102 951,103 971,105 976,106">
            <text:p/>
          </draw:polygon>
          <draw:polygon draw:style-name="gr1" draw:layer="layout" svg:width="0.203cm" svg:height="0.841cm" svg:x="0.678cm" svg:y="0.759cm" svg:viewBox="0 0 204 842" draw:points="31,842 204,5 172,0 0,836">
            <text:p/>
          </draw:polygon>
          <draw:polygon draw:style-name="gr1" draw:layer="layout" svg:width="0.203cm" svg:height="0.841cm" svg:x="1.251cm" svg:y="0.759cm" svg:viewBox="0 0 204 842" draw:points="31,842 204,5 172,0 0,836">
            <text:p/>
          </draw:polygon>
          <draw:polygon draw:style-name="gr1" draw:layer="layout" svg:width="0.202cm" svg:height="0.841cm" svg:x="0.976cm" svg:y="0.759cm" svg:viewBox="0 0 203 842" draw:points="31,842 203,5 171,0 0,836">
            <text:p/>
          </draw:polygon>
          <draw:polygon draw:style-name="gr6" draw:layer="layout" svg:width="0.075cm" svg:height="0.298cm" svg:x="0.04cm" svg:y="0.834cm" svg:viewBox="0 0 76 299" draw:points="50,0 0,294 26,299 76,3">
            <text:p/>
          </draw:polygon>
          <draw:polygon draw:style-name="gr3" draw:layer="layout" svg:width="0.328cm" svg:height="1.129cm" svg:x="0.236cm" svg:y="0.338cm" svg:viewBox="0 0 329 1130" draw:points="221,372 214,391 208,412 201,431 194,452 187,473 180,494 174,516 167,537 160,558 154,580 150,603 145,625 140,646 136,668 134,680 132,691 131,701 129,712 167,788 119,1130 4,909 2,892 0,872 0,849 0,825 2,798 5,770 8,739 12,708 17,674 23,640 29,605 36,568 45,532 52,494 60,458 69,421 78,384 88,348 97,313 107,278 116,244 127,211 136,181 146,151 155,123 165,98 174,75 182,55 191,36 198,21 206,9 213,0 329,220 255,442">
            <text:p/>
          </draw:polygon>
          <draw:polygon draw:style-name="gr2" draw:layer="layout" svg:width="0.116cm" svg:height="0.35cm" svg:x="0.353cm" svg:y="0.706cm" svg:viewBox="0 0 117 351" draw:points="24,339 26,347 27,336 29,325 30,314 32,303 36,282 40,260 46,238 50,216 57,195 63,173 69,152 76,131 83,109 90,88 97,67 103,47 110,27 117,8 93,0 86,19 79,39 72,60 65,80 59,101 51,122 45,144 38,166 31,188 25,210 20,232 15,255 10,277 6,299 4,310 3,321 1,332 1,344 1,351 1,344 0,348 1,351">
            <text:p/>
          </draw:polygon>
          <draw:polygon draw:style-name="gr2" draw:layer="layout" svg:width="0.061cm" svg:height="0.086cm" svg:x="0.354cm" svg:y="1.045cm" svg:viewBox="0 0 62 87" draw:points="62,82 60,75 23,0 0,11 37,87 62,82 62,79 60,75">
            <text:p/>
          </draw:polygon>
          <draw:polygon draw:style-name="gr2" draw:layer="layout" svg:width="0.073cm" svg:height="0.385cm" svg:x="0.343cm" svg:y="1.123cm" svg:viewBox="0 0 74 386" draw:points="1,349 25,345 74,3 47,0 0,342 1,349 20,386 25,345">
            <text:p/>
          </draw:polygon>
          <draw:polygon draw:style-name="gr2" draw:layer="layout" svg:width="0.139cm" svg:height="0.232cm" svg:x="0.228cm" svg:y="1.241cm" svg:viewBox="0 0 140 233" draw:points="0,8 1,11 116,233 140,221 24,0 0,8 0,10 1,11">
            <text:p/>
          </draw:polygon>
          <draw:polygon draw:style-name="gr2" draw:layer="layout" svg:width="0.236cm" svg:height="0.933cm" svg:x="0.224cm" svg:y="0.316cm" svg:viewBox="0 0 237 934" draw:points="237,16 216,14 212,18 208,24 204,30 200,38 196,45 192,53 188,62 183,72 174,93 165,117 156,142 146,170 136,200 127,230 116,263 107,297 97,332 88,367 78,404 69,440 61,477 52,515 44,551 36,588 29,624 23,660 17,694 12,728 10,744 7,760 6,776 4,790 3,805 2,820 1,833 0,847 0,859 0,871 0,883 0,894 1,905 1,915 3,925 4,934 29,928 28,921 27,913 26,904 25,894 25,883 25,872 25,860 25,848 27,835 28,822 28,807 29,793 31,778 33,763 36,748 37,731 42,698 48,664 54,629 62,593 69,557 78,520 85,483 94,446 103,410 113,374 122,338 132,304 141,271 152,238 161,207 171,178 180,151 189,125 198,103 206,82 211,73 214,65 219,56 222,50 226,44 229,38 232,34 235,30 214,28 237,16 228,0 216,14">
            <text:p/>
          </draw:polygon>
          <draw:polygon draw:style-name="gr2" draw:layer="layout" svg:width="0.14cm" svg:height="0.232cm" svg:x="0.437cm" svg:y="0.333cm" svg:viewBox="0 0 141 233" draw:points="138,230 138,220 22,0 0,11 115,233 138,230 141,226 138,220">
            <text:p/>
          </draw:polygon>
          <draw:polygon draw:style-name="gr2" draw:layer="layout" svg:width="0.097cm" svg:height="0.26cm" svg:x="0.478cm" svg:y="0.555cm" svg:viewBox="0 0 98 261" draw:points="1,232 24,231 98,7 74,0 0,222 1,232 14,261 24,231">
            <text:p/>
          </draw:polygon>
          <draw:polygon draw:style-name="gr2" draw:layer="layout" svg:width="0.057cm" svg:height="0.11cm" svg:x="0.445cm" svg:y="0.676cm" svg:viewBox="0 0 58 111" draw:points="0,30 0,39 35,111 58,99 23,28 0,30 23,28 9,0">
            <text:p/>
          </draw:polygon>
          <draw:polygon draw:style-name="gr4" draw:layer="layout" svg:width="0.338cm" svg:height="0.224cm" svg:x="0.017cm" svg:y="1.247cm" svg:viewBox="0 0 339 225" draw:points="0,2 71,225 339,221 223,0">
            <text:p/>
          </draw:polygon>
          <draw:polygon draw:style-name="gr2" draw:layer="layout" svg:width="0.095cm" svg:height="0.238cm" svg:x="0.005cm" svg:y="1.246cm" svg:viewBox="0 0 96 239" draw:points="84,238 96,222 24,0 0,8 71,230 84,238 71,230 74,239">
            <text:p/>
          </draw:polygon>
          <draw:polygon draw:style-name="gr2" draw:layer="layout" svg:width="0.288cm" svg:height="0.029cm" svg:x="0.088cm" svg:y="1.454cm" svg:viewBox="0 0 289 30" draw:points="280,7 268,0 0,4 0,30 268,27 280,7 268,27 289,26">
            <text:p/>
          </draw:polygon>
          <draw:polygon draw:style-name="gr2" draw:layer="layout" svg:width="0.138cm" svg:height="0.239cm" svg:x="0.229cm" svg:y="1.234cm" svg:viewBox="0 0 139 240" draw:points="11,0 0,19 115,240 139,228 23,7 11,0 23,7 19,0">
            <text:p/>
          </draw:polygon>
          <draw:polygon draw:style-name="gr2" draw:layer="layout" svg:width="0.241cm" svg:height="0.029cm" svg:x="0cm" svg:y="1.234cm" svg:viewBox="0 0 242 30" draw:points="5,21 17,30 242,27 242,0 16,3 5,21 16,3 0,3">
            <text:p/>
          </draw:polygon>
          <draw:polygon draw:style-name="gr1" draw:layer="layout" svg:width="0.437cm" svg:height="0.911cm" svg:x="0.013cm" svg:y="0.338cm" svg:viewBox="0 0 438 912" draw:points="438,0 430,9 422,21 415,36 407,55 398,75 389,98 379,123 370,151 360,181 351,211 340,244 331,278 322,313 312,348 303,384 293,421 285,458 276,494 269,532 261,568 254,605 248,639 241,674 236,708 232,739 229,770 226,798 225,825 224,849 225,872 226,891 228,909 4,912 1,895 0,874 0,852 1,828 2,802 4,772 8,742 12,710 17,677 23,643 29,607 36,571 44,534 51,498 60,461 68,424 78,387 88,350 97,315 107,281 116,247 125,215 136,183 146,155 155,127 164,101 174,78 182,58 190,39 198,24 206,11 212,3">
            <text:p/>
          </draw:polygon>
          <draw:polygon draw:style-name="gr2" draw:layer="layout" svg:width="0.235cm" svg:height="0.93cm" svg:x="0.224cm" svg:y="0.33cm" svg:viewBox="0 0 236 931" draw:points="16,931 30,914 28,907 27,899 26,890 25,880 25,869 25,858 25,846 25,834 27,821 28,808 28,793 30,779 31,764 33,749 36,734 37,717 42,684 48,650 54,615 62,579 70,543 78,506 85,469 94,432 103,396 113,360 122,324 132,290 141,257 152,224 161,193 171,164 180,137 189,111 198,89 207,68 211,59 215,51 219,42 223,36 226,30 230,24 232,20 236,16 217,0 212,4 209,10 204,16 200,24 196,31 192,39 188,48 183,58 175,79 165,102 156,128 146,156 136,185 127,216 116,249 107,283 97,318 88,353 79,390 70,426 61,463 52,501 44,537 36,574 30,610 23,646 17,680 12,714 10,730 7,746 6,762 4,776 3,791 2,806 1,819 0,833 0,845 0,857 0,869 0,880 1,891 1,901 3,911 4,920 16,904 16,931 32,929 30,914">
            <text:p/>
          </draw:polygon>
          <draw:polygon draw:style-name="gr2" draw:layer="layout" svg:width="0.237cm" svg:height="0.029cm" svg:x="0.004cm" svg:y="1.234cm" svg:viewBox="0 0 238 30" draw:points="0,18 13,29 238,27 238,0 12,3 0,18 2,30 13,29">
            <text:p/>
          </draw:polygon>
          <draw:polygon draw:style-name="gr2" draw:layer="layout" svg:width="0.235cm" svg:height="0.924cm" svg:x="0cm" svg:y="0.328cm" svg:viewBox="0 0 236 925" draw:points="225,0 215,4 211,9 208,15 204,21 199,28 196,36 191,44 187,53 183,62 178,73 174,84 169,96 165,107 155,133 146,161 136,190 126,222 116,254 107,287 97,323 88,358 79,395 69,431 60,469 52,506 44,543 37,579 29,615 23,651 18,685 12,718 9,735 7,750 6,766 5,782 3,797 2,811 1,825 0,837 0,851 0,863 0,875 0,886 0,897 2,906 2,917 4,925 29,920 28,912 26,904 26,895 25,885 25,874 25,863 25,852 25,839 26,826 27,813 29,799 30,784 31,769 34,754 35,738 37,722 43,690 48,655 55,620 62,585 69,548 77,511 86,474 94,437 103,401 113,364 122,329 132,295 141,261 151,229 161,198 170,169 180,141 189,116 193,104 198,93 202,82 207,73 210,63 215,55 219,48 222,40 226,34 228,29 232,25 236,21 226,25 225,0 219,0 215,4">
            <text:p/>
          </draw:polygon>
          <draw:polygon draw:style-name="gr2" draw:layer="layout" svg:width="0.253cm" svg:height="0.028cm" svg:x="0.225cm" svg:y="0.326cm" svg:viewBox="0 0 254 29" draw:points="234,21 225,0 0,2 0,29 225,25 234,21 254,0 225,0">
            <text:p/>
          </draw:polygon>
          <draw:polygon draw:style-name="gr5" draw:layer="layout" svg:width="0.322cm" svg:height="0.321cm" svg:x="0.972cm" svg:y="0.377cm" svg:viewBox="0 0 323 322" draw:points="323,160 323,169 321,176 321,185 319,192 317,200 315,208 313,216 310,223 306,230 303,237 298,244 295,251 290,257 285,263 280,269 275,274 269,280 263,285 257,289 251,294 245,298 238,302 231,305 223,309 216,311 208,314 201,316 193,318 185,320 177,320 169,322 161,322 152,322 144,320 136,320 128,318 121,316 112,314 106,311 99,309 91,305 85,302 77,298 70,294 65,289 58,285 53,280 47,274 42,269 37,263 32,257 27,251 23,244 19,237 16,230 13,223 9,216 7,208 5,200 3,192 2,185 1,176 0,169 0,160 0,152 1,144 2,135 3,127 5,120 7,113 9,105 13,97 16,90 19,83 23,77 27,70 32,64 37,58 42,52 47,46 53,41 58,36 65,31 70,26 77,23 85,18 91,15 99,12 106,9 112,6 121,4 128,2 136,1 144,1 152,0 161,0 169,0 177,1 185,1 193,2 201,4 208,6 216,9 223,12 231,15 238,18 245,23 251,26 257,31 263,36 269,41 275,46 280,52 285,58 290,64 295,70 298,77 303,83 306,90 310,97 313,105 315,113 317,120 319,127 321,135 321,144 323,152">
            <text:p/>
          </draw:polygon>
          <draw:polygon draw:style-name="gr2" draw:layer="layout" svg:width="0.174cm" svg:height="0.174cm" svg:x="1.133cm" svg:y="0.537cm" svg:viewBox="0 0 175 175" draw:points="0,175 8,174 17,173 26,172 35,171 43,168 52,166 60,163 67,160 75,157 83,153 90,149 97,144 104,139 110,134 117,129 123,123 129,117 134,111 139,104 145,97 149,90 153,83 157,75 160,67 163,59 166,52 169,43 171,35 172,26 173,17 175,9 175,0 149,0 148,7 147,15 147,22 145,30 143,37 141,44 139,50 136,58 134,64 130,70 127,77 123,83 119,89 114,94 110,99 105,105 100,110 94,114 89,119 83,123 77,127 70,131 64,134 58,137 50,139 44,141 37,143 29,145 23,146 15,147 7,148 0,148">
            <text:p/>
          </draw:polygon>
          <draw:polygon draw:style-name="gr2" draw:layer="layout" svg:width="0.173cm" svg:height="0.174cm" svg:x="0.96cm" svg:y="0.537cm" svg:viewBox="0 0 174 175" draw:points="0,0 0,9 0,17 1,26 3,35 4,43 7,52 10,60 13,67 16,75 20,83 24,90 29,97 34,104 39,111 45,117 51,123 56,129 63,134 69,139 77,144 83,149 90,153 98,157 106,160 114,163 121,166 129,168 138,171 147,172 156,173 165,174 174,175 174,148 166,148 158,147 151,146 143,145 136,143 129,141 122,139 116,137 110,134 103,131 97,127 90,123 85,119 80,114 74,110 69,105 64,99 59,94 55,89 51,83 46,77 43,70 40,64 37,58 34,50 32,44 30,37 28,30 26,22 26,15 25,7 25,0">
            <text:p/>
          </draw:polygon>
          <draw:polygon draw:style-name="gr2" draw:layer="layout" svg:width="0.173cm" svg:height="0.174cm" svg:x="0.96cm" svg:y="0.363cm" svg:viewBox="0 0 174 175" draw:points="174,0 165,1 156,1 147,2 138,3 129,5 121,8 114,11 106,14 98,17 90,21 83,25 77,30 69,34 63,40 56,45 51,51 45,57 39,64 34,70 29,77 24,84 20,91 16,99 13,106 10,115 7,123 4,131 3,140 1,149 0,156 0,166 0,175 25,175 25,167 26,160 26,152 28,144 30,137 32,131 34,123 37,117 40,110 43,103 46,97 51,91 55,86 59,80 64,74 69,70 74,65 80,59 85,56 90,51 97,47 103,44 110,40 116,37 122,34 129,32 136,30 143,28 151,28 158,26 166,26 174,25">
            <text:p/>
          </draw:polygon>
          <draw:polygon draw:style-name="gr2" draw:layer="layout" svg:width="0.174cm" svg:height="0.174cm" svg:x="1.133cm" svg:y="0.363cm" svg:viewBox="0 0 175 175" draw:points="175,175 175,166 173,156 172,149 171,140 169,131 166,123 163,115 160,106 157,99 153,91 149,84 145,77 139,70 134,64 129,57 123,51 117,45 110,40 104,34 97,30 90,25 83,21 75,17 67,14 60,11 52,8 43,5 35,3 26,2 17,1 8,1 0,0 0,25 7,26 15,26 23,28 29,28 37,30 44,32 50,34 58,37 64,40 70,44 77,47 83,51 89,56 94,59 100,65 105,70 110,74 114,80 119,86 123,91 127,97 130,103 134,110 136,117 139,123 141,131 143,137 145,144 147,152 147,160 148,167 149,175">
            <text:p/>
          </draw:polygon>
          <draw:polygon draw:style-name="gr5" draw:layer="layout" svg:width="0.301cm" svg:height="0.171cm" svg:x="1.986cm" svg:y="0.012cm" svg:viewBox="0 0 302 172" draw:points="302,86 302,90 300,95 299,99 298,104 296,107 295,112 292,115 290,120 287,124 283,127 279,130 276,134 271,137 267,141 262,144 257,147 252,150 246,153 240,155 235,157 229,159 222,162 215,164 209,165 202,168 195,168 188,169 181,170 173,171 166,172 158,172 150,172 143,172 135,172 128,171 120,170 113,169 106,168 98,168 91,165 85,164 78,162 71,159 66,157 60,155 54,153 49,150 44,147 39,144 33,141 29,137 25,134 21,130 17,127 15,124 11,120 9,115 6,112 4,107 2,104 1,99 0,95 0,90 0,86 0,82 0,77 1,73 2,68 4,65 6,61 9,56 11,53 15,49 17,45 21,41 25,37 29,35 33,31 39,28 44,25 49,22 54,19 60,17 66,15 71,12 78,11 85,8 91,7 98,6 106,4 113,2 120,2 128,1 135,0 143,0 150,0 158,0 166,0 173,1 181,2 188,2 195,4 202,6 209,7 215,8 222,11 229,12 235,15 240,17 246,19 252,22 257,25 262,28 267,31 271,35 276,37 279,41 283,45 287,49 290,53 292,56 295,61 296,65 298,68 299,73 300,77 302,82">
            <text:p/>
          </draw:polygon>
          <draw:polygon draw:style-name="gr2" draw:layer="layout" svg:width="0.163cm" svg:height="0.098cm" svg:x="2.136cm" svg:y="0.098cm" svg:viewBox="0 0 164 99" draw:points="0,99 7,99 16,98 24,98 32,97 40,96 46,95 54,94 62,91 69,90 75,88 82,85 89,83 95,80 101,78 107,74 114,72 119,68 124,65 129,61 133,57 138,54 142,49 146,45 150,41 153,36 156,31 158,27 160,21 162,15 163,10 164,5 164,0 138,0 138,3 137,6 137,9 136,13 134,15 132,19 131,22 128,25 126,28 123,31 120,35 117,37 113,41 109,43 105,47 101,49 95,51 90,54 85,56 80,59 74,61 68,63 62,65 55,66 49,68 42,69 36,70 29,72 22,72 14,72 7,72 0,73">
            <text:p/>
          </draw:polygon>
          <draw:polygon draw:style-name="gr2" draw:layer="layout" svg:width="0.163cm" svg:height="0.098cm" svg:x="1.973cm" svg:y="0.098cm" svg:viewBox="0 0 164 99" draw:points="0,0 0,5 1,10 2,15 3,21 6,27 7,31 11,36 14,41 17,45 22,49 25,54 30,57 34,61 40,65 45,68 50,72 56,74 62,78 68,80 75,83 81,85 88,88 94,90 102,91 109,94 117,95 124,96 132,97 140,98 148,98 156,99 164,99 164,73 157,72 149,72 142,72 135,72 128,70 121,69 114,68 108,66 102,65 95,63 89,61 84,59 79,56 73,54 68,51 63,49 59,47 54,43 50,41 46,37 43,35 40,31 37,28 35,25 33,22 31,19 29,15 28,13 27,9 26,6 25,3 25,0">
            <text:p/>
          </draw:polygon>
          <draw:polygon draw:style-name="gr2" draw:layer="layout" svg:width="0.163cm" svg:height="0.098cm" svg:x="1.973cm" svg:y="0cm" svg:viewBox="0 0 164 99" draw:points="164,0 156,0 148,0 140,0 132,2 124,2 117,4 109,5 102,6 94,8 88,10 81,12 75,14 68,18 62,20 56,23 50,26 45,30 40,33 34,36 30,40 25,44 22,48 17,53 14,57 11,61 7,67 6,72 3,77 2,82 1,87 0,93 0,99 25,99 25,95 26,92 27,89 28,85 29,82 31,79 33,75 35,73 37,69 40,66 43,63 46,60 50,57 54,54 59,52 63,48 68,46 73,43 79,41 84,39 89,36 95,35 102,33 108,31 114,30 121,28 128,28 135,26 142,26 149,26 157,25 164,25">
            <text:p/>
          </draw:polygon>
          <draw:polygon draw:style-name="gr2" draw:layer="layout" svg:width="0.163cm" svg:height="0.098cm" svg:x="2.136cm" svg:y="0cm" svg:viewBox="0 0 164 99" draw:points="164,99 164,93 163,87 162,82 160,77 158,71 156,67 153,61 150,57 146,53 142,48 138,44 133,40 129,36 124,33 119,30 114,26 107,23 101,20 95,18 89,14 82,12 75,10 69,8 62,6 54,5 46,4 40,2 32,2 24,0 16,0 7,0 0,0 0,25 7,25 14,26 22,26 29,26 36,28 42,28 49,30 55,31 62,33 68,35 74,36 80,39 85,41 90,43 95,46 101,48 105,52 109,54 113,57 117,60 120,63 123,66 126,69 128,73 131,75 132,79 134,82 136,85 137,89 137,92 138,95 138,99">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Turret</dc:title>
    <meta:creation-date>2011-02-07T16:42:18</meta:creation-date>
    <meta:editing-duration>P0D</meta:editing-duration>
    <meta:editing-cycles>1</meta:editing-cycles>
    <meta:document-statistic meta:object-count="102"/>
    <meta:generator>OpenOffice.org/3.3$Linux OpenOffice.org_project/330m20$Build-9567</meta:generator>
  </office:meta>
</office:document-meta>
</file>